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00ffff"/>
    </style:style>
    <style:style style:name="P2" style:family="paragraph" style:parent-style-name="Standard">
      <style:paragraph-properties fo:margin-left="0.265cm" fo:margin-right="0.265cm" fo:text-indent="0cm" style:auto-text-indent="false" fo:background-color="#ff6666">
        <style:background-image/>
      </style:paragraph-properties>
    </style:style>
    <style:style style:name="P3" style:family="paragraph" style:parent-style-name="Standard">
      <style:paragraph-properties fo:margin-left="0.265cm" fo:margin-right="0.265cm" fo:text-indent="0cm" style:auto-text-indent="false" fo:background-color="#ff6666">
        <style:background-image/>
      </style:paragraph-properties>
      <style:text-properties fo:background-color="#00ffff"/>
    </style:style>
    <style:style style:name="T1" style:family="text">
      <style:text-properties fo:background-color="#00ffff"/>
    </style:style>
    <style:style style:name="T2" style:family="text">
      <style:text-properties fo:background-color="transparent"/>
    </style:style>
    <style:style style:name="T3" style:family="text">
      <style:text-properties fo:background-color="#ff6600"/>
    </style:style>
    <style:style style:name="T4" style:family="text">
      <style:text-properties fo:background-color="#00ccff"/>
    </style:style>
    <style:style style:name="T5" style:family="text">
      <style:text-properties fo:background-color="#66ff66"/>
    </style:style>
    <style:style style:name="T6" style:family="text">
      <style:text-properties fo:background-color="#99ff99"/>
    </style:style>
    <style:style style:name="gr1" style:family="graphic">
      <style:graphic-properties draw:auto-grow-height="false" fo:wrap-option="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custom-shape text:anchor-type="paragraph" draw:z-index="6" draw:style-name="gr1" svg:width="1.482cm" svg:height="1.879cm" svg:x="12.919cm" svg:y="1.829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7" draw:style-name="gr1" svg:width="2.012cm" svg:height="2.117cm" svg:x="9.929cm" svg:y="1.803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8" draw:style-name="gr1" svg:width="1.906cm" svg:height="1.721cm" svg:x="14.427cm" svg:y="0.665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9" draw:style-name="gr1" svg:width="0.98cm" svg:height="0.98cm" svg:x="9.638cm" svg:y="0.189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span text:style-name="T1">Twilight<text:line-break/>I’m loving this twilight<text:line-break/>I’m loving this twi-lalalala lalalala twilight</text:span><text:line-break/><text:line-break/><text:span text:style-name="T1">Baby, I’ve known you for a lo-o-o-ng <text:s/>time<text:line-break/>I never thought that we would find<text:line-break/>What we’re holding in our hands<text:line-break/>Lately, I’ve been thinking I should make you mine</text:span></text:p>
      <text:p text:style-name="P3"><draw:custom-shape text:anchor-type="paragraph" draw:z-index="13" draw:style-name="gr1" svg:width="2.197cm" svg:height="2.25cm" svg:x="14.427cm" svg:y="18.598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12" draw:style-name="gr1" svg:width="1.826cm" svg:height="2.276cm" svg:x="8.474cm" svg:y="18.043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11" draw:style-name="gr1" svg:width="2.329cm" svg:height="1.985cm" svg:x="8.156cm" svg:y="5.211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10" draw:style-name="gr1" svg:width="1.297cm" svg:height="1.906cm" svg:x="15.062cm" svg:y="6.481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5" draw:style-name="gr1" svg:width="2.7cm" svg:height="3.308cm" svg:x="8.818cm" svg:y="7.38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4" draw:style-name="gr1" svg:width="3.467cm" svg:height="2.673cm" svg:x="8.209cm" svg:y="13.36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3" draw:style-name="gr1" svg:width="2.25cm" svg:height="2.7cm" svg:x="10.617cm" svg:y="16.667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2" draw:style-name="gr1" svg:width="2.435cm" svg:height="2.594cm" svg:x="13.871cm" svg:y="14.444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1" draw:style-name="gr1" svg:width="3.149cm" svg:height="2.673cm" svg:x="12.76cm" svg:y="9.894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0" draw:style-name="gr1" svg:width="5.663cm" svg:height="6.113cm" svg:x="9.823cm" svg:y="1.083cm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text:line-break/>Been thinking that we should define<text:line-break/>What we are, what we are, oh oh<text:line-break/><text:line-break/>And you know I love to be in control<text:line-break/>But recently I don’t know what to do<text:line-break/>I’m losing it over you, oh<text:line-break/><text:line-break/>Ooh la, ooh la<text:line-break/>When you say my name<text:line-break/>I can feel the flame getting stronger<text:line-break/>Oh, let me hear you say<text:line-break/>Ooh la, ooh la<text:line-break/>We both feel the same<text:line-break/>And I can’t play this game any longer<text:line-break/><text:line-break/>Oh boy<text:line-break/>I’m loving this twilight<text:line-break/>I’m loving this twilight<text:line-break/>I’m loving this twi-lalalala lalalala twilight<text:line-break/><text:line-break/>Closer<text:line-break/>I love it when you lean in close<text:line-break/>You touch my heart like you don’t know<text:line-break/>And I’ma show you, yeah I’ma show you now<text:line-break/><text:line-break/>And you know I love to be in control<text:line-break/>But recently I don’t know what to do<text:line-break/>I’m losing it over you<text:line-break/><text:line-break/>Ooh la, ooh la<text:line-break/>When you say my name<text:line-break/>I can feel the flame getting stronger<text:line-break/>Oh, let me hear you say<text:line-break/>Ooh la, ooh la<text:line-break/>We both feel the same<text:line-break/>And I can’t play this game any longer<text:line-break/><text:line-break/>Oh boy<text:line-break/>I’m loving this twilight<text:line-break/>I’m loving this twilight<text:line-break/>I’m loving this twi-lalalala lalalala twilight<text:line-break/><text:span text:style-name="T3"><text:line-break/></text:span><text:soft-page-break/><text:span text:style-name="T3">Yeah girl, I think about you all of the time</text:span></text:p>
      <text:p text:style-name="P3"><text:span text:style-name="T3"><text:s/>love your smile and the way that you shine<text:line-break/>Wondering how I’m going to make you mine<text:line-break/>When it turns to night, I will make it right<text:line-break/>So many things I’ve been waiting to say <text:s text:c="49"/></text:span><text:span text:style-name="T4"><text:s/></text:span><text:span text:style-name="T5">boy …. <text:s/>all . Me , Kayla</text:span><text:span text:style-name="T3"><text:line-break/>Held in my heart for a day like today<text:line-break/>I wanna hold you till the light fades away <text:s text:c="47"/></text:span><text:span text:style-name="T4"><text:s/></text:span><text:span text:style-name="T6">, Lyka </text:span><text:span text:style-name="T3"><text:line-break/>I wanna hold you till the light fades away</text:span><text:span text:style-name="T5"><text:line-break/><text:line-break/></text:span>Ooh la, ooh la<text:line-break/>When you say my name<text:line-break/>I can feel the flame getting stronger<text:line-break/>Oh, let me hear you say<text:line-break/>Ooh la, ooh la<text:line-break/>We both feel the same<text:line-break/>And I can’t play this game any longer<text:line-break/><text:line-break/>Oh boy<text:line-break/>I’m loving this twilight<text:line-break/>I’m loving this twilight<text:line-break/>I’m loving this twi-lalalala lalalala twilight<text:line-break/>I’m loving this twilight<text:line-break/>I’m loving this twilight<text:line-break/>I’m loving this twi-lalalala lalalala twilight<text:line-break/>Twilight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14:34:41.82</meta:creation-date>
    <dc:date>2014-03-13T08:17:45.13</dc:date>
    <meta:editing-duration>PT54M31S</meta:editing-duration>
    <meta:editing-cycles>27</meta:editing-cycles>
    <meta:generator>OpenOffice/4.0.1$Win32 OpenOffice.org_project/401m5$Build-9714</meta:generator>
    <meta:document-statistic meta:table-count="0" meta:image-count="0" meta:object-count="0" meta:page-count="2" meta:paragraph-count="3" meta:word-count="387" meta:character-count="2045"/>
  </office:meta>
</office:document-meta>
</file>